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a27" officeooo:paragraph-rsid="0001da27"/>
    </style:style>
    <style:style style:name="P2" style:family="paragraph" style:parent-style-name="Standard">
      <style:text-properties officeooo:rsid="00031683" officeooo:paragraph-rsid="00031683"/>
    </style:style>
    <style:style style:name="T1" style:family="text">
      <style:text-properties officeooo:rsid="00031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Node.js file upload</text:p>
      <text:p text:style-name="P1">- dataset retrieval and management (possibly using sqlite)</text:p>
      <text:p text:style-name="P1">- exception-based error handling</text:p>
      <text:p text:style-name="P1">- <text:span text:style-name="T1">two-sided model synchronization</text:span></text:p>
      <text:p text:style-name="P2">- are multiple instances needed? (better leave some options open)</text:p>
      <text:p text:style-name="P2">- sound, but simple documentation strate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2:24:15.963062789</meta:creation-date>
    <dc:date>2016-01-26T22:32:19.588679325</dc:date>
    <meta:editing-duration>PT1M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36" meta:character-count="251" meta:non-whitespace-character-count="221"/>
  </office:meta>
</office:document-meta>
</file>